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1" svg:font-family="'Times New Roman'"/>
    <style:font-face style:name="MS Mincho" svg:font-family="'MS Mincho', 'ＭＳ 明朝'" style:font-family-generic="modern"/>
    <style:font-face style:name="Times New Roman" svg:font-family="'Times New Roman'" style:font-family-generic="roman"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left="0.653cm" fo:margin-right="0cm" fo:line-height="200%" fo:text-align="start" style:justify-single-word="false" fo:text-indent="0cm" style:auto-text-indent="false"/>
    </style:style>
    <style:style style:name="P2" style:family="paragraph" style:parent-style-name="Standard" style:master-page-name="Standard">
      <style:paragraph-properties fo:line-height="200%" fo:text-align="start" style:justify-single-word="false"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span text:style-name="T1">Part V – Ecology &amp; Economy</text:span></text:p>
      <text:p text:style-name="P1">"At ease!”</text:p>
      <text:p text:style-name="P1">"Sir, yes sir!!!”</text:p>
      <text:p text:style-name="P1">The Commodore just passed with Mr. Ravenloft and the new courier boy with yet another supply freight of medical supplies. They entered into the Commodore office.</text:p>
      <text:p text:style-name="P1">"What's going on there?” Mustafa asked.</text:p>
      <text:p text:style-name="P1">"The usual, first business, then pleasure.” Jacques replied.</text:p>
      <text:p text:style-name="P1">"This is not necessarily the order when it comes to the Commodore.” Ophelia said.</text:p>
      <text:p text:style-name="P1">"What do you mean?”</text:p>
      <text:p text:style-name="P1">"He and Mr. Ravenloft, haven't you noticed there's always another courier boy or girl, from core planet?”</text:p>
      <text:p text:style-name="P1">"so?”</text:p>
      <text:p text:style-name="P1">"If it's a boy they kill him, a girl they would rape first probably and then kill her.” Jacques said.</text:p>
      <text:p text:style-name="P1">"Maybe they're just being careful at Mr. Ravenloft courier service?” Ophelia suggested.</text:p>
      <text:p text:style-name="P1">"It sounds that even you don't believe yourself, now.” Mustafa claimed.</text:p>
      <text:p text:style-name="P1">"But even if they take people from 3<text:span text:style-name="T2">rd</text:span> world country, don't they overdo it?”</text:p>
      <text:p text:style-name="P1">"In which way?” Mustafa asked Ophelia.</text:p>
      <text:p text:style-name="P1">"The rich world population are living in Utopian hives of brains, where 3<text:span text:style-name="T2">rd</text:span> world country needs to support their needs.”</text:p>
      <text:p text:style-name="P1">"She drifts again.” Jacques whispered to Mustafa.</text:p>
      <text:p text:style-name="P1">"And your point would be?”</text:p>
      <text:p text:style-name="P1">"In the hive your worst problem is to find out which wallpaper to use in your virtual private places.”</text:p>
      <text:p text:style-name="P1">"How private?” Jacques inquired.</text:p>
      <text:p text:style-name="P1">"Not as private as your perverted mind suspects them to be, but out there north Africa is dying of starvation in the desert portion of the continent, and in mid Africa the rain forests cannot keep <text:soft-page-break/>up exchanging the carbon-dioxide with oxygen fast enough.”</text:p>
      <text:p text:style-name="P1">"What about growth acceleration?” Mustafa asked.</text:p>
      <text:p text:style-name="P1">"Not good enough, even with improved photosynthesis catalysts, and warm climate improved enzymes, the exchange rate is still at a critical level.”</text:p>
      <text:p text:style-name="P1">"What about south Africa?” Jacques asked.</text:p>
      <text:p text:style-name="P1">"They're about to build their second hive in the Antarctica region that they own. They thrive while their brethren are fighting for basic ingredients such as food and air supply.”</text:p>
      <text:p text:style-name="P1">"Don't forget water supply, even with wind traps for both power and humidity absorption they can barely survive the desert parts of the land.” Jacques added.</text:p>
      <text:p text:style-name="P1">"I heard they're about to connect the Niles and the Congo river, not because the poor needs its resources, but rather because the rich wants better consciousness traversal over optical cables, since wireless connection has a higher risk of disruption by EMP random sources.” Mustafa mentioned.</text:p>
      <text:p text:style-name="P1">"Yeah. You wouldn't want your consciousness erased because of an EMP burst went off through wireless transmission.” Ophelia said.</text:p>
      <text:p text:style-name="P1">"They should use TCP rather than UDP packets, since UDP is one sided and cannot be repaired, unlike TCP which is dual-sided, so error correction can be made even in cases of data corruption due to a sudden burst.” Mustafa claimed.</text:p>
      <text:p text:style-name="P1">"Right.” Ophelia and Jacques agreed.</text:p>
      <text:p text:style-name="P1">"But why rape the girls first, if it's a bigger risk, that way?” Ophelia asked.</text:p>
      <text:p text:style-name="P1">"What you're talking about?” Mustafa asked.</text:p>
      <text:p text:style-name="P1">"Oh! The Commodore and Mr. Ravenloft.” Jacques remembered the connotation.</text:p>
      <text:p text:style-name="P1">"So now, you drifted back to us?”</text:p>
      <text:p text:style-name="P1">"What do you mean?”</text:p>
      <text:p text:style-name="P1">“You were talking about ecology for the past five minutes or so, and we totally forgot about the Commodore and Mr. Ravenloft at the mean time.”</text:p>
      <text:p text:style-name="P1"><text:soft-page-break/>"Oh yeah, I keep forgetting that guys can't multi-task like girls, you're like broken CLI a Command Line Interface OS.”</text:p>
      <text:p text:style-name="P1">"If they hadn't put those neural blocks on your mind, you would probably have been planning to wipe us out again during lunch time while smiling at Mustafa and myself at the same time, right?”</text:p>
      <text:p text:style-name="P1">"What kind of neural inhibitions are you talking about?”</text:p>
      <text:p text:style-name="P1">"The Psyion did his miracles on her, don't interrupt the process.” Mustafa told Jacques.</text:p>
      <text:p text:style-name="P1">"What Psyion? I don't remember anything of this sort.” Ophelia claimed.</text:p>
      <text:p text:style-name="P1">"Let me put it simply so you'll understand. The crates, which arrive from earth with medical supplies, are the source of our resurrection and rejuvenation. Kane Mason, a.k.a the Commodore makes decisions that double to triple if not quadruple their rate of arrival. That is why they kill the couriers, to have both a scapegoat and spare parts for transplants or gene therapy materials. Otherwise they wouldn't need a new shipment every week but only once a month would suffice, and better off without killers in your own team that need psyionic intervention to keep their killer instincts directed at the enemy rather than their comrades.” Mustafa vented his steam at Ophelia.</text:p>
      <text:p text:style-name="P1">"Jacques tell him, he's crazy.”</text:p>
      <text:p text:style-name="P1">"I wish I could Ophelia, but he's right as always, I cannot defy my sergeant when his heart and mind are in the same place as my own.”</text:p>
      <text:p text:style-name="P1"><text:tab/> <text:s text:c="3"/>There were times a slight frown would send Jacques licking the floor for me, now it seems I lost the manipulation factor I had before I met with the Psyion. He did something to me, maybe to the others as well. They don't seem to trust or respect me the way they did before the incident they keep referring to, which I have no recollection of, as if my mind was scanned and rewritten for some kind of purpose. The Psyion must have erased my memory of that incident, so far I can tell by myself, but what could have brought me to this state? I could have manipulated boys so easily at the time, me and Kacey Collins. She used to be my best friend <text:soft-page-break/>since the boot camp period, till she was assigned to Alpha squad, that is. So close yet so far. We kept running into each other in the showers more than statistically would be considered normal.</text:p>
      <text:p text:style-name="P1">She raised my self esteem amazingly claiming how beautiful I'm really am – I knew I wasn't ugly, but I considered myself as not pretty as much as not ugly, self assessed myself as the girl next door in terms of simplicity, perhaps not in her Texan way of the matter. She too could spit shine the floor with tongues of guys drooling after her, yet preferred a degree of solitude, like myself, or that succubus from Foxtrot squad, a female hell-hound by the name of Gabrielle Nox. She's like the frigid bitch who froze hell and the Satan kicked her out, somewhere from New-Zealand she emerged, and brought here to make my life daunting and boring, but without her showers of misfortune, me &amp; Kacey could not feel lucky to not be in her own shoes. </text:p>
      <text:p text:style-name="P1"><text:tab/>Alpha leader, Drake Hicks was my would be in days of yore when I was thirteen years old, but I never could forgive this sorry son of a bitch, for throwing me aside when some more advanced meta-morphosed girl asked him to the dance. My next door neighbour, at least this poor fellow is not my sergeant now. The list can go on and on, but it's pointless now, going over all the names. I'll mention them as the story unfolds, at any rate they keep dying, whoever can be resurrected gets another chance, to die again, the lucky ones being snatched away from us to have a glimpse of torture and a quicker death than the rest of us, miserable hamsters, on the wheel of life.</text:p>
      <text:p text:style-name="P1"><text:tab/>Once more, where was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MS Mincho" svg:font-family="'MS Mincho', 'ＭＳ 明朝'" style:font-family-generic="modern"/>
    <style:font-face style:name="Times New Roman" svg:font-family="'Times New Roman'" style:font-family-generic="roman"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GB" style:letter-kerning="true" style:font-name-asian="Lucida Sans Unicode1" style:font-size-asian="12pt" style:font-name-complex="Times New Roman"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2pt" style:font-name-asian="MS Mincho" style:font-size-asian="12pt" style:font-name-complex="Times New Roman"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complex="Times New Roman"/>
    </style:style>
    <style:style style:name="List_20_Contents" style:display-name="List Contents" style:family="paragraph" style:parent-style-name="Standard" style:class="html">
      <style:paragraph-properties fo:margin-left="1cm" fo:margin-right="0cm" fo:text-indent="0cm" style:auto-text-indent="false"/>
    </style:style>
    <style:style style:name="גופן_20_ברירת_20_המחדל_20_של_20_קטע" style:display-name="גופן ברירת המחדל של קטע" style:family="text"/>
    <style:style style:name="Absatz-Standardschriftar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rl-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OoZooL Obliterator</meta:initial-creator>
    <meta:creation-date>2008-04-07T03:06:00</meta:creation-date>
    <dc:creator>OoZooL Obliterator</dc:creator>
    <dc:date>2009-10-11T03:15:31.25</dc:date>
    <meta:editing-cycles>7</meta:editing-cycles>
    <meta:editing-duration>PT01H09M31S</meta:editing-duration>
    <meta:generator>OpenOffice.org/3.1$Win32 OpenOffice.org_project/310m19$Build-9420</meta:generator>
    <meta:document-statistic meta:table-count="0" meta:image-count="0" meta:object-count="0" meta:page-count="4" meta:paragraph-count="48" meta:word-count="1183" meta:character-count="6782"/>
    <meta:template xlink:type="simple" xlink:actuate="onRequest" xlink:title="Normal.dot" xlink:href=""/>
  </office:meta>
</office:document-meta>
</file>